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15.011cm" fo:min-width="12.447cm"/>
    </style:style>
    <style:style style:name="gr2" style:family="graphic" style:parent-style-name="standard">
      <style:graphic-properties draw:textarea-horizontal-align="justify" draw:textarea-vertical-align="middle" draw:auto-grow-height="false" fo:min-height="0.915cm" fo:min-width="1.923cm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6.228cm" fo:min-width="5.5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4.695cm"/>
      <style:paragraph-properties style:writing-mode="lr-tb"/>
    </style:style>
    <style:style style:name="gr5" style:family="graphic" style:parent-style-name="standard">
      <style:graphic-properties draw:fill-color="#ffde59" draw:textarea-horizontal-align="justify" draw:textarea-vertical-align="middle" draw:auto-grow-height="false" fo:min-height="4.853cm" fo:min-width="7.7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2.947cm"/>
      <style:paragraph-properties style:writing-mode="lr-tb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3.664cm" fo:min-width="12.4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2.9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3.606cm"/>
      <style:paragraph-properties style:writing-mode="lr-tb"/>
    </style:style>
    <style:style style:name="gr10" style:family="graphic" style:parent-style-name="standard">
      <style:graphic-properties svg:stroke-color="#00a933" draw:fill-color="#bbe33d" draw:textarea-horizontal-align="justify" draw:textarea-vertical-align="middle" draw:auto-grow-height="false" fo:min-height="0.766cm" fo:min-width="4.9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color="#00a933" draw:fill-color="#bbe33d" draw:textarea-horizontal-align="justify" draw:textarea-vertical-align="middle" draw:auto-grow-height="false" fo:min-height="0.766cm" fo:min-width="7.12cm"/>
      <style:paragraph-properties style:writing-mode="lr-tb"/>
    </style:style>
    <style:style style:name="gr13" style:family="graphic" style:parent-style-name="standard">
      <style:graphic-properties svg:stroke-color="#00a933" draw:fill-color="#bbe33d" draw:textarea-horizontal-align="justify" draw:textarea-vertical-align="middle" draw:auto-grow-height="false" fo:min-height="0.766cm" fo:min-width="4.1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2.947cm"/>
      <style:paragraph-properties style:writing-mode="lr-tb"/>
    </style:style>
    <style:style style:name="gr15" style:family="graphic" style:parent-style-name="standard">
      <style:graphic-properties svg:stroke-color="#00a933" draw:fill-color="#bbe33d" draw:textarea-horizontal-align="justify" draw:textarea-vertical-align="middle" draw:auto-grow-height="false" fo:min-height="0.766cm" fo:min-width="5.977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ffd7d7"/>
      <style:paragraph-properties fo:text-align="center"/>
      <style:text-properties fo:font-size="13pt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-color="#ffde59"/>
      <style:paragraph-properties fo:text-align="center"/>
      <style:text-properties fo:font-size="13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text-properties fo:font-size="13pt"/>
    </style:style>
    <style:style style:name="P7" style:family="paragraph">
      <loext:graphic-properties draw:fill="none" draw:fill-color="#ffffff"/>
      <style:text-properties fo:font-size="13pt"/>
    </style:style>
    <style:style style:name="P8" style:family="paragraph">
      <style:paragraph-properties fo:text-align="center"/>
    </style:style>
    <style:style style:name="P9" style:family="paragraph">
      <loext:graphic-properties draw:fill-color="#bbe33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47cm" svg:height="15.261cm" svg:x="4.175cm" svg:y="2.9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425cm" svg:height="1.647cm" svg:x="1.762cm" svg:y="0.496cm">
          <text:p text:style-name="P2">Remi’s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026cm" svg:height="6.478cm" svg:x="4.46cm" svg:y="4.6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907cm" svg:height="0.827cm" svg:x="4.464cm" svg:y="4.737cm">
          <draw:text-box>
            <text:p text:style-name="P4"><text:span text:style-name="T1">Task 1: Update old </text:span><text:span text:style-name="T1">literature</text:span></text:p>
          </draw:text-box>
        </draw:frame>
        <draw:custom-shape draw:style-name="gr5" draw:text-style-name="P3" draw:layer="layout" svg:width="8.275cm" svg:height="5.103cm" svg:x="4.409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6.365cm" svg:height="1.14cm" svg:x="4.414cm" svg:y="12.212cm">
          <draw:text-box>
            <text:p text:style-name="P4"><text:span text:style-name="T1">Task 3: GIS work</text:span></text:p>
          </draw:text-box>
        </draw:frame>
        <draw:custom-shape draw:style-name="gr7" draw:text-style-name="P3" xml:id="id10" draw:id="id10" draw:layer="layout" svg:width="12.954cm" svg:height="3.914cm" svg:x="4.148cm" svg:y="19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3.779cm" svg:height="1.119cm" svg:x="4.156cm" svg:y="19.447cm">
          <draw:text-box>
            <text:p text:style-name="P6">Data analysis</text:p>
          </draw:text-box>
        </draw:frame>
        <draw:frame draw:style-name="gr9" draw:text-style-name="P7" draw:layer="layout" svg:width="6.23cm" svg:height="1.447cm" svg:x="4.37cm" svg:y="3.029cm">
          <draw:text-box>
            <text:p text:style-name="P6">Data harvesting</text:p>
          </draw:text-box>
        </draw:frame>
        <draw:custom-shape draw:style-name="gr2" draw:text-style-name="P2" xml:id="id4" draw:id="id4" draw:layer="layout" svg:width="3.425cm" svg:height="1.647cm" svg:x="16.494cm" svg:y="0.623cm">
          <text:p text:style-name="P2">New liter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026cm" svg:height="6.478cm" svg:x="10.807cm" svg:y="4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6.038cm" svg:height="0.827cm" svg:x="10.81cm" svg:y="4.737cm">
          <draw:text-box>
            <text:p text:style-name="P4"><text:span text:style-name="T1">Task 2: New literature work</text:span></text:p>
          </draw:text-box>
        </draw:frame>
        <draw:custom-shape draw:style-name="gr10" draw:text-style-name="P9" xml:id="id5" draw:id="id5" draw:layer="layout" svg:width="5.461cm" svg:height="1.016cm" svg:x="11.033cm" svg:y="5.572cm">
          <text:p text:style-name="P8"><text:span text:style-name="T2">Search with former keyw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5.461cm" svg:height="1.016cm" svg:x="4.683cm" svg:y="5.572cm">
          <text:p text:style-name="P8"><text:span text:style-name="T2">Update selected fields*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4.04cm" svg:height="0.725cm" svg:x="0.619cm" svg:y="28.85cm">
          <draw:text-box>
            <text:p><text:span text:style-name="T3">*the list of the fields to </text:span><text:span text:style-name="T3">update has been defined </text:span><text:span text:style-name="T3">in the data spreadsheet</text:span></text:p>
          </draw:text-box>
        </draw:frame>
        <draw:custom-shape draw:style-name="gr12" draw:text-style-name="P9" draw:layer="layout" svg:width="7.62cm" svg:height="1.016cm" svg:x="4.556cm" svg:y="13.065cm">
          <text:p text:style-name="P8"><text:span text:style-name="T2">Build GIS with global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5.461cm" svg:height="1.016cm" svg:x="11.16cm" svg:y="7.858cm">
          <text:p text:style-name="P8"><text:span text:style-name="T2">Insert selected fields*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62cm" svg:height="1.016cm" svg:x="4.556cm" svg:y="14.462cm">
          <text:p text:style-name="P8"><text:span text:style-name="T2">Write routine to extract GIS data </text:span></text:p>
          <text:p text:style-name="P8"><text:span text:style-name="T2">based on coordin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4.699cm" svg:height="1.016cm" svg:x="4.402cm" svg:y="20.285cm">
          <text:p text:style-name="P8"><text:span text:style-name="T2">Update RF 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954cm" svg:height="3.914cm" svg:x="4.048cm" svg:y="24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6.342cm" svg:height="1.787cm" svg:x="4.056cm" svg:y="24.292cm">
          <draw:text-box>
            <text:p text:style-name="P6">Parametric modeling?<text:line-break/>(probably later, not feasible in this project)</text:p>
          </draw:text-box>
        </draw:frame>
        <draw:custom-shape draw:style-name="gr15" draw:text-style-name="P9" draw:layer="layout" svg:width="6.477cm" svg:height="1.016cm" svg:x="10.398cm" svg:y="20.304cm">
          <text:p text:style-name="P8"><text:span text:style-name="T2">Determine importance of paramet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699cm" svg:height="1.016cm" svg:x="4.429cm" svg:y="21.701cm">
          <text:p text:style-name="P8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5.461cm" svg:height="1.016cm" svg:x="10.525cm" svg:y="25.13cm">
          <text:p text:style-name="P8"><text:span text:style-name="T2">Rebuild parametric model</text:span></text:p>
          <text:p text:style-name="P8"><text:span text:style-name="T2">Based on important parameters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3.474cm" svg:y1="2.143cm" svg:x2="4.683cm" svg:y2="6.08cm" draw:start-shape="id1" draw:end-shape="id2" draw:end-glue-point="3" svg:d="M3474 2143v3937h1209" svg:viewBox="0 0 1210 3938">
          <text:p/>
        </draw:connector>
        <draw:custom-shape draw:style-name="gr2" draw:text-style-name="P2" xml:id="id3" draw:id="id3" draw:layer="layout" svg:width="3.425cm" svg:height="1.647cm" svg:x="6.211cm" svg:y="0.365cm">
          <text:p text:style-name="P2">Old liter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line-skew="0cm -0.387cm" svg:x1="7.924cm" svg:y1="2.012cm" svg:x2="4.683cm" svg:y2="6.08cm" draw:start-shape="id3" draw:start-glue-point="8" draw:end-shape="id2" draw:end-glue-point="3" svg:d="M7924 2012v1780h-4130v2288h889" svg:viewBox="0 0 4131 4069">
          <text:p/>
        </draw:connector>
        <draw:connector draw:style-name="gr16" draw:text-style-name="P11" draw:layer="layout" svg:x1="18.207cm" svg:y1="2.27cm" svg:x2="16.494cm" svg:y2="6.08cm" draw:start-shape="id4" draw:start-glue-point="8" draw:end-shape="id5" draw:end-glue-point="1" svg:d="M18207 2270v3810h-1713" svg:viewBox="0 0 1714 3811">
          <text:p/>
        </draw:connector>
        <draw:connector draw:style-name="gr16" draw:text-style-name="P11" draw:layer="layout" svg:x1="13.763cm" svg:y1="6.588cm" svg:x2="13.89cm" svg:y2="7.858cm" draw:start-shape="id5" draw:start-glue-point="2" draw:end-shape="id6" draw:end-glue-point="0" svg:d="M13763 6588v635h127v635" svg:viewBox="0 0 128 1271">
          <text:p/>
        </draw:connector>
        <draw:custom-shape draw:style-name="gr12" draw:text-style-name="P9" xml:id="id7" draw:id="id7" draw:layer="layout" svg:width="7.62cm" svg:height="1.016cm" svg:x="4.556cm" svg:y="15.859cm">
          <text:p text:style-name="P8"><text:span text:style-name="T2">Integrate missing data with GIS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13.89cm" svg:y1="8.874cm" svg:x2="12.176cm" svg:y2="16.367cm" draw:start-shape="id6" draw:start-glue-point="2" draw:end-shape="id7" draw:end-glue-point="1" svg:d="M13890 8874v7493h-1714" svg:viewBox="0 0 1715 7494">
          <text:p/>
        </draw:connector>
        <draw:connector draw:style-name="gr16" draw:text-style-name="P11" draw:layer="layout" draw:line-skew="0.317cm 0.769cm" svg:x1="7.413cm" svg:y1="6.588cm" svg:x2="12.176cm" svg:y2="16.367cm" draw:start-shape="id2" draw:start-glue-point="2" draw:end-shape="id7" draw:end-glue-point="1" svg:d="M7413 6588v4953h6033v4826h-1270" svg:viewBox="0 0 6034 9780">
          <text:p/>
        </draw:connector>
        <draw:line draw:style-name="gr16" draw:text-style-name="P11" draw:layer="layout" svg:x1="8.112cm" svg:y1="13.954cm" svg:x2="8.112cm" svg:y2="14.589cm">
          <text:p/>
        </draw:line>
        <draw:line draw:style-name="gr16" draw:text-style-name="P11" draw:layer="layout" svg:x1="7.985cm" svg:y1="15.224cm" svg:x2="7.985cm" svg:y2="15.859cm">
          <text:p/>
        </draw:line>
        <draw:custom-shape draw:style-name="gr2" draw:text-style-name="P2" xml:id="id8" draw:id="id8" draw:layer="layout" svg:width="3.425cm" svg:height="1.647cm" svg:x="17.51cm" svg:y="18.149cm">
          <text:p text:style-name="P2">New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8.366cm" svg:y1="16.875cm" svg:x2="19.223cm" svg:y2="18.149cm" draw:start-shape="id7" draw:start-glue-point="2" draw:end-shape="id8" draw:end-glue-point="4" svg:d="M8366 16875v637h10857v637" svg:viewBox="0 0 10858 1275">
          <text:p/>
        </draw:connector>
        <draw:connector draw:style-name="gr16" draw:text-style-name="P11" draw:layer="layout" svg:x1="17.51cm" svg:y1="18.973cm" svg:x2="6.751cm" svg:y2="20.285cm" draw:start-shape="id8" draw:start-glue-point="6" draw:end-shape="id9" draw:end-glue-point="0" svg:d="M17510 18973h-10759v1312" svg:viewBox="0 0 10760 1313">
          <text:p/>
        </draw:connector>
        <draw:line draw:style-name="gr16" draw:text-style-name="P11" draw:layer="layout" svg:x1="8.874cm" svg:y1="20.812cm" svg:x2="10.398cm" svg:y2="20.812cm">
          <text:p/>
        </draw:line>
        <draw:line draw:style-name="gr16" draw:text-style-name="P11" draw:layer="layout" svg:x1="10.271cm" svg:y1="20.939cm" svg:x2="9.001cm" svg:y2="20.939cm">
          <text:p/>
        </draw:line>
        <draw:line draw:style-name="gr16" draw:text-style-name="P11" draw:layer="layout" svg:x1="6.969cm" svg:y1="21.193cm" svg:x2="6.969cm" svg:y2="21.828cm">
          <text:p/>
        </draw:line>
        <draw:line draw:style-name="gr16" draw:text-style-name="P11" draw:layer="layout" svg:x1="6.207cm" svg:y1="21.447cm" svg:x2="6.207cm" svg:y2="21.193cm">
          <text:p/>
        </draw:line>
        <draw:connector draw:style-name="gr16" draw:text-style-name="P11" draw:layer="layout" draw:line-skew="-0.245cm" svg:x1="10.625cm" svg:y1="23.333cm" svg:x2="13.255cm" svg:y2="25.13cm" draw:start-shape="id10" draw:end-shape="id11" draw:end-glue-point="0" svg:d="M10625 23333v654h2630v1143" svg:viewBox="0 0 2631 17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2:32:21.232059616</meta:creation-date>
    <meta:generator>LibreOffice/6.4.6.2$Linux_X86_64 LibreOffice_project/40$Build-2</meta:generator>
    <dc:date>2021-04-11T21:28:56.302642079</dc:date>
    <meta:editing-duration>PT8H56M29S</meta:editing-duration>
    <meta:editing-cycles>15</meta:editing-cycles>
    <meta:document-statistic meta:object-count="42"/>
  </office:meta>
</office:document-meta>
</file>